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31d6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x="-0.7874in" svg:y="0.3228in" svg:width="11.6929in" svg:height="5.136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Object2" text:anchor-type="paragraph" svg:width="11.6929in" svg:height="5.5925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Object3" text:anchor-type="paragraph" svg:width="11.6929in" svg:height="6.7244in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Standard"><text:soft-page-break/></text:p>
      <text:p text:style-name="P1"><draw:frame draw:style-name="fr3" draw:name="Object4" text:anchor-type="paragraph" svg:width="11.6929in" svg:height="5.8311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><draw:frame draw:style-name="fr3" draw:name="Object5" text:anchor-type="paragraph" svg:width="11.6929in" svg:height="4.2252in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7:29:28.939828459</meta:creation-date>
    <dc:date>2015-12-02T17:37:03.363361732</dc:date>
    <meta:editing-duration>PT7M34S</meta:editing-duration>
    <meta:editing-cycles>2</meta:editing-cycles>
    <meta:generator>LibreOffice/4.3.3.2$Linux_X86_64 LibreOffice_project/430m0$Build-2</meta:generator>
    <meta:document-statistic meta:table-count="0" meta:image-count="0" meta:object-count="5" meta:page-count="5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65in"/>
    </style:style>
    <style:style style:name="co2" style:family="table-column">
      <style:table-column-properties fo:break-before="auto" style:column-width="3.439in"/>
    </style:style>
    <style:style style:name="co3" style:family="table-column">
      <style:table-column-properties fo:break-before="auto" style:column-width="5.4528in"/>
    </style:style>
    <style:style style:name="co4" style:family="table-column">
      <style:table-column-properties fo:break-before="auto" style:column-width="6.58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a" style:text-outline="false" style:text-line-through-style="none" style:text-line-through-type="none" style:text-position="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a" style:text-outline="false" style:text-line-through-style="none" style:text-line-through-type="none" style:text-position="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position="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a" style:text-outline="false" style:text-line-through-style="none" style:text-line-through-type="none" style:text-position="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a" style:text-outline="false" style:text-line-through-style="none" style:text-line-through-type="none" style:text-position="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="0.74pt solid #000000" style:rotation-align="none"/>
      <style:text-properties fo:color="#00000a" style:text-outline="false" style:text-line-through-style="none" style:text-line-through-type="none" style:text-position="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a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a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style:diagonal-bl-tr="none" style:diagonal-tl-br="none" fo:border="0.74pt solid #000000" style:rotation-align="non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a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a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="0.74pt solid #000000" style:rotation-align="none"/>
      <style:text-properties fo:color="#00000a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a" style:text-outline="false" style:text-position="0% 100%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text-outline="fals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color="#00000a" style:text-outline="false" style:text-position="0% 100%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style:text-outline="fals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00000a" fo:font-size="11pt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000a" fo:font-size="11pt" style:text-underline-style="none" style:text-underline-color="font-color" fo:font-style="normal" style:text-outline="false" fo:text-shadow="none" style:text-position="0%" style:font-size-asian="11pt" style:font-size-complex="11pt" style:font-style-asian="normal" style:font-style-complex="normal" fo:font-weight="normal" style:font-weight-asian="normal" style:font-weight-complex="normal"/>
    </style:style>
    <style:style style:name="T13" style:family="text">
      <style:text-properties fo:color="#00000a" fo:font-size="11pt" style:text-underline-style="none" style:text-underline-color="font-color" fo:font-style="normal" style:text-outline="false" fo:text-shadow="none" style:text-position="0%" style:font-size-asian="11pt" style:font-size-complex="11pt" style:font-style-asian="normal" style:font-style-complex="normal" fo:font-weight="bold" style:font-weight-asian="bold" style:font-weight-complex="bold"/>
    </style:style>
    <style:style style:name="T14" style:family="text">
      <style:text-properties fo:font-style="normal" style:font-weight-complex="bold" style:text-outline="false" fo:text-shadow="none" style:text-position="0%" style:font-style-complex="normal" fo:font-weight="bold" style:font-style-asian="normal" fo:font-size="11pt" fo:color="#00000a" style:font-size-asian="11pt" style:font-size-complex="11pt" style:font-weight-asian="bold" style:text-underline-style="none" style:text-underline-color="font-color"/>
    </style:style>
    <style:style style:name="T15" style:family="text">
      <style:text-properties fo:font-style="normal" style:text-outline="false" fo:text-shadow="none" style:text-position="0%" style:font-style-complex="normal" style:font-style-asian="normal" style:text-underline-style="none" style:text-underline-color="font-color" fo:font-weight="normal" style:font-weight-asian="normal" style:font-weight-complex="normal" style:font-size-complex="10pt" fo:font-size="10pt" style:font-name="Arial" style:font-size-asian="10pt"/>
    </style:style>
    <style:style style:name="T16" style:family="text">
      <style:text-properties fo:font-style="normal" style:text-outline="false" fo:text-shadow="none" style:text-position="0%" style:font-style-complex="normal" style:font-style-asian="normal" style:text-underline-style="none" style:text-underline-color="font-color" fo:color="#00000a" fo:font-size="11pt" fo:font-weight="bold" style:font-size-asian="11pt" style:font-size-complex="11pt" style:font-weight-asian="bold" style:font-weight-complex="bold"/>
    </style:style>
    <style:style style:name="T17" style:family="text">
      <style:text-properties fo:font-style="normal" style:text-outline="false" fo:text-shadow="none" style:text-position="0%" style:font-style-complex="normal" style:font-style-asian="normal" style:text-underline-style="none" style:text-underline-color="font-color" fo:color="#00000a" fo:font-size="11pt" style:font-size-asian="11pt" style:font-size-complex="11pt" fo:font-weight="normal" style:font-weight-asian="normal" style:font-weight-complex="normal"/>
    </style:style>
    <style:style style:name="T18" style:family="text">
      <style:text-properties style:font-name="Arial"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19" style:family="text">
      <style:text-properties style:font-style-complex="normal" fo:color="#00000a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fo:font-size="11pt"/>
    </style:style>
    <style:style style:name="T20" style:family="text">
      <style:text-properties style:font-style-complex="normal" fo:color="#00000a" style:text-underline-style="none" style:text-underline-color="font-color" fo:font-style="normal" style:text-outline="false" fo:text-shadow="none" style:text-position="0%" style:font-size-asian="11pt" style:font-size-complex="11pt" style:font-style-asian="normal" fo:font-size="11pt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0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row table:style-name="ro1">
          <table:table-cell table:style-name="Default" table:number-columns-repeated="4"/>
        </table:table-row>
        <table:table-row table:style-name="ro2">
          <table:table-cell office:value-type="string" calcext:value-type="string">
            <text:p>Productions</text:p>
          </table:table-cell>
          <table:table-cell table:style-name="ce11" office:value-type="string" calcext:value-type="string">
            <text:p>program</text:p>
          </table:table-cell>
          <table:table-cell table:style-name="ce15" office:value-type="string" calcext:value-type="string">
            <text:p>var</text:p>
          </table:table-cell>
          <table:table-cell table:style-name="ce11" office:value-type="string" calcext:value-type="string">
            <text:p>function</text:p>
          </table:table-cell>
        </table:table-row>
        <table:table-row table:style-name="ro2">
          <table:table-cell office:value-type="string" calcext:value-type="string">
            <text:p>1. program</text:p>
          </table:table-cell>
          <table:table-cell table:style-name="ce12" office:value-type="string" calcext:value-type="string">
            <text:p>program →<text:span text:style-name="T11">program id (</text:span><text:span text:style-name="T12">identifier_list</text:span><text:span text:style-name="T13">);</text:span><text:span text:style-name="T12">program1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.1 program1</text:p>
          </table:table-cell>
          <table:table-cell/>
          <table:table-cell table:style-name="ce16" office:value-type="string" calcext:value-type="string">
            <text:p>program1 → declarations program1_1</text:p>
          </table:table-cell>
          <table:table-cell table:style-name="ce16" office:value-type="string" calcext:value-type="string">
            <text:p>program1 → subprogram_declarations compound_statement<text:span text:style-name="T11">.</text:span></text:p>
          </table:table-cell>
        </table:table-row>
        <table:table-row table:style-name="ro2">
          <table:table-cell office:value-type="string" calcext:value-type="string">
            <text:p>1.1 program1_1</text:p>
          </table:table-cell>
          <table:table-cell table:number-columns-repeated="2"/>
          <table:table-cell table:style-name="ce16" office:value-type="string" calcext:value-type="string">
            <text:p>program1_1 →  subprogram_declarations compound_statement<text:span text:style-name="T11">.</text:span></text:p>
          </table:table-cell>
        </table:table-row>
        <table:table-row table:style-name="ro2">
          <table:table-cell office:value-type="string" calcext:value-type="string">
            <text:p>2. identifier_l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.1 identifier_list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. declarations</text:p>
          </table:table-cell>
          <table:table-cell/>
          <table:table-cell table:style-name="ce17" office:value-type="string" calcext:value-type="string">
            <text:p>declarations →<text:span text:style-name="T14">var id :</text:span><text:span text:style-name="T15">type</text:span><text:span text:style-name="T16">;</text:span><text:span text:style-name="T17">declarations1</text:span></text:p>
          </table:table-cell>
          <table:table-cell/>
        </table:table-row>
        <table:table-row table:style-name="ro2">
          <table:table-cell office:value-type="string" calcext:value-type="string">
            <text:p>3.1 declarations1</text:p>
          </table:table-cell>
          <table:table-cell/>
          <table:table-cell table:style-name="ce17" office:value-type="string" calcext:value-type="string">
            <text:p>declarations1 →<text:span text:style-name="T14">var id :</text:span><text:span text:style-name="T15">type</text:span><text:span text:style-name="T16">;</text:span><text:span text:style-name="T17">declarations1</text:span></text:p>
          </table:table-cell>
          <table:table-cell table:style-name="ce17" office:value-type="string" calcext:value-type="string">
            <text:p>declarations1 →<text:span text:style-name="T18">epsilon</text:span></text:p>
          </table:table-cell>
        </table:table-row>
        <table:table-row table:style-name="ro2">
          <table:table-cell office:value-type="string" calcext:value-type="string">
            <text:p>4. typ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. standard_typ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. subprogram_declarations</text:p>
          </table:table-cell>
          <table:table-cell table:number-columns-repeated="2"/>
          <table:table-cell table:style-name="ce18" office:value-type="string" calcext:value-type="string">
            <text:p>subprogram_declarations → subprogram_declaration ;subprogram_declarations1</text:p>
          </table:table-cell>
        </table:table-row>
        <table:table-row table:style-name="ro2">
          <table:table-cell office:value-type="string" calcext:value-type="string">
            <text:p>6.1 subprogram_declarations1</text:p>
          </table:table-cell>
          <table:table-cell table:number-columns-repeated="2"/>
          <table:table-cell table:style-name="ce18" office:value-type="string" calcext:value-type="string">
            <text:p>subprogram_declarations1 → subprogram_declaration<text:span text:style-name="T19">;</text:span><text:span text:style-name="T20">subprogram_declarations1</text:span></text:p>
          </table:table-cell>
        </table:table-row>
        <table:table-row table:style-name="ro2">
          <table:table-cell office:value-type="string" calcext:value-type="string">
            <text:p>7. subprogram_declaration</text:p>
          </table:table-cell>
          <table:table-cell table:number-columns-repeated="2"/>
          <table:table-cell table:style-name="ce18" office:value-type="string" calcext:value-type="string">
            <text:p>subprogram_declaration → subprogram_head subprogram_declaration1</text:p>
          </table:table-cell>
        </table:table-row>
        <table:table-row table:style-name="ro2">
          <table:table-cell office:value-type="string" calcext:value-type="string">
            <text:p>7.1 subprogram_declaration1</text:p>
          </table:table-cell>
          <table:table-cell/>
          <table:table-cell table:style-name="ce18" office:value-type="string" calcext:value-type="string">
            <text:p>subprogram_declaration1 →declarations subprogram_declaration1_1</text:p>
          </table:table-cell>
          <table:table-cell table:style-name="ce18" office:value-type="string" calcext:value-type="string">
            <text:p>subprogram_declaration1 →subprogram_declarations compound_statement</text:p>
          </table:table-cell>
        </table:table-row>
        <table:table-row table:style-name="ro2">
          <table:table-cell office:value-type="string" calcext:value-type="string">
            <text:p>7.1.1 subprogram_declaration1_1</text:p>
          </table:table-cell>
          <table:table-cell table:number-columns-repeated="2"/>
          <table:table-cell table:style-name="ce18" office:value-type="string" calcext:value-type="string">
            <text:p>subprogram_declaration1_1 → subprogram_declarations compound_statement</text:p>
          </table:table-cell>
        </table:table-row>
        <table:table-row table:style-name="ro2">
          <table:table-cell office:value-type="string" calcext:value-type="string">
            <text:p>8. subprogram_head</text:p>
          </table:table-cell>
          <table:table-cell table:number-columns-repeated="2"/>
          <table:table-cell table:style-name="ce17" office:value-type="string" calcext:value-type="string">
            <text:p>subprogram_head →<text:span text:style-name="T19">function id</text:span><text:span text:style-name="T20">subprogram_head1</text:span></text:p>
          </table:table-cell>
        </table:table-row>
        <table:table-row table:style-name="ro2">
          <table:table-cell office:value-type="string" calcext:value-type="string">
            <text:p>8.1 subprogram_head1</text:p>
          </table:table-cell>
          <table:table-cell table:number-columns-repeated="2"/>
          <table:table-cell table:style-name="ce17" office:value-type="string" calcext:value-type="string">
            <text:p>subprogram_head →<text:span text:style-name="T19">function id</text:span><text:span text:style-name="T20">subprogram_head1</text:span></text:p>
          </table:table-cell>
        </table:table-row>
        <table:table-row table:style-name="ro2">
          <table:table-cell office:value-type="string" calcext:value-type="string">
            <text:p>9. parameter_l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1 parameter_list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 compound_state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1 compound_statement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1. statement_l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1.1 statement_list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. state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.1 statement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3. variable</text:p>
          </table:table-cell>
          <table:table-cell table:style-name="ce14" table:number-columns-repeated="3"/>
        </table:table-row>
        <table:table-row table:style-name="ro2">
          <table:table-cell office:value-type="string" calcext:value-type="string">
            <text:p>13.1 variable1</text:p>
          </table:table-cell>
          <table:table-cell table:style-name="ce14" table:number-columns-repeated="3"/>
        </table:table-row>
        <table:table-row table:style-name="ro2">
          <table:table-cell office:value-type="string" calcext:value-type="string">
            <text:p>14. expression_list</text:p>
          </table:table-cell>
          <table:table-cell table:style-name="ce14" table:number-columns-repeated="3"/>
        </table:table-row>
        <table:table-row table:style-name="ro2">
          <table:table-cell office:value-type="string" calcext:value-type="string">
            <text:p>14.1 expression_list1</text:p>
          </table:table-cell>
          <table:table-cell table:style-name="ce14" table:number-columns-repeated="3"/>
        </table:table-row>
        <table:table-row table:style-name="ro2">
          <table:table-cell office:value-type="string" calcext:value-type="string">
            <text:p>15. expression</text:p>
          </table:table-cell>
          <table:table-cell table:style-name="ce14" table:number-columns-repeated="3"/>
        </table:table-row>
        <table:table-row table:style-name="ro2">
          <table:table-cell office:value-type="string" calcext:value-type="string">
            <text:p>15.1 expression1</text:p>
          </table:table-cell>
          <table:table-cell table:style-name="ce14" table:number-columns-repeated="3"/>
        </table:table-row>
        <table:table-row table:style-name="ro2">
          <table:table-cell office:value-type="string" calcext:value-type="string">
            <text:p>16. simple_expression</text:p>
          </table:table-cell>
          <table:table-cell table:style-name="ce14" table:number-columns-repeated="3"/>
        </table:table-row>
        <table:table-row table:style-name="ro2">
          <table:table-cell office:value-type="string" calcext:value-type="string">
            <text:p>16.1 simple_expression1</text:p>
          </table:table-cell>
          <table:table-cell table:style-name="ce14" table:number-columns-repeated="3"/>
        </table:table-row>
        <table:table-row table:style-name="ro2">
          <table:table-cell office:value-type="string" calcext:value-type="string">
            <text:p>17. term</text:p>
          </table:table-cell>
          <table:table-cell table:style-name="ce14" table:number-columns-repeated="3"/>
        </table:table-row>
        <table:table-row table:style-name="ro2">
          <table:table-cell office:value-type="string" calcext:value-type="string">
            <text:p>17. term1</text:p>
          </table:table-cell>
          <table:table-cell table:style-name="ce14" table:number-columns-repeated="3"/>
        </table:table-row>
        <table:table-row table:style-name="ro2">
          <table:table-cell office:value-type="string" calcext:value-type="string">
            <text:p>18. factor</text:p>
          </table:table-cell>
          <table:table-cell table:style-name="ce14" table:number-columns-repeated="3"/>
        </table:table-row>
        <table:table-row table:style-name="ro2">
          <table:table-cell office:value-type="string" calcext:value-type="string">
            <text:p>18.1 factor1</text:p>
          </table:table-cell>
          <table:table-cell table:style-name="ce14" table:number-columns-repeated="3"/>
        </table:table-row>
        <table:table-row table:style-name="ro2">
          <table:table-cell office:value-type="string" calcext:value-type="string">
            <text:p>19. sign</text:p>
          </table:table-cell>
          <table:table-cell table:style-name="ce14" table:number-columns-repeated="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17:33:18.823639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Arial" svg:font-family="Arial" style:font-family-generic="swiss"/>
    <style:font-face style:name="Lohit Marathi" svg:font-family="'Lohit Marath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417in"/>
    </style:style>
    <style:style style:name="co3" style:family="table-column">
      <style:table-column-properties fo:break-before="auto" style:column-width="3.4827in"/>
    </style:style>
    <style:style style:name="co4" style:family="table-column">
      <style:table-column-properties fo:break-before="auto" style:column-width="2.6118in"/>
    </style:style>
    <style:style style:name="co5" style:family="table-column">
      <style:table-column-properties fo:break-before="auto" style:column-width="4.3846in"/>
    </style:style>
    <style:style style:name="co6" style:family="table-column">
      <style:table-column-properties fo:break-before="auto" style:column-width="2.2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="0.74pt solid #000000"/>
      <style:text-properties style:text-outline="false" style:text-line-through-style="none" style:text-line-through-type="none" style:text-position="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a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a" style:text-outline="false" style:text-line-through-style="none" style:text-line-through-type="none" style:text-position="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="0.74pt solid #000000" style:rotation-align="none"/>
      <style:text-properties fo:color="#00000a" style:text-outline="false" style:text-line-through-style="none" style:text-line-through-type="none" style:text-position="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="0.74pt solid #000000" style:rotation-align="none"/>
      <style:text-properties style:text-position=""/>
    </style:style>
    <style:style style:name="ce6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="0.74pt solid #000000"/>
      <style:text-properties style:text-position="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9" style:family="table-cell" style:parent-style-name="Default">
      <style:table-cell-properties fo:border="0.74pt solid #000000" style:rotation-align="none"/>
      <style:text-properties fo:color="#00000a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a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="0.74pt solid #000000" style:rotation-align="none"/>
      <style:text-properties fo:color="#00000a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="0.74pt solid #000000" style:rotation-align="none"/>
    </style:style>
    <style:style style:name="ce21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style:diagonal-bl-tr="none" style:diagonal-tl-br="none" fo:border="0.74pt solid #000000" style:rotation-align="none"/>
    </style:style>
    <style:style style:name="ce24" style:family="table-cell" style:parent-style-name="Default">
      <style:table-cell-properties fo:border="0.74pt solid #000000" style:rotation-align="non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="0.74pt solid #000000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color="#00000a" style:text-outline="false" style:text-position="0% 100%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text-outline="fals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a" style:text-outline="fals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text-outline="fals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text-outline="fals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color="#00000a" style:text-outline="false" style:text-position="0% 100%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color="#00000a" style:text-outline="fals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color="#00000a" fo:font-size="11pt" fo:language="none" fo:country="none" fo:font-weight="bold" style:letter-kerning="true" style:font-name-asian="Lohit Marathi" style:font-size-asian="11pt" style:language-asian="none" style:country-asian="none" style:font-weight-asian="bold" style:font-size-complex="11pt" style:font-weight-complex="bold"/>
    </style:style>
    <style:style style:name="T8" style:family="text">
      <style:text-properties fo:color="#00000a" fo:font-size="11pt" fo:language="none" fo:country="none" fo:font-weight="normal" style:letter-kerning="true" style:font-name-asian="Lohit Marathi" style:font-size-asian="11pt" style:language-asian="none" style:country-asian="none" style:font-weight-asian="normal" style:font-size-complex="11pt" style:font-weight-complex="normal"/>
    </style:style>
    <style:style style:name="T19" style:family="text">
      <style:text-properties fo:color="#00000a" fo:font-size="11pt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20" style:family="text">
      <style:text-properties style:font-name="Arial"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1" style:family="text">
      <style:text-properties fo:color="#00000a" fo:font-size="12pt" fo:font-weight="normal" style:text-underline-style="none" style:text-underline-color="font-color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2" style:family="text">
      <style:text-properties style:font-style-complex="normal" fo:color="#00000a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fo:font-size="11pt"/>
    </style:style>
    <style:style style:name="T23" style:family="text">
      <style:text-properties style:font-style-complex="normal" fo:color="#00000a" style:text-underline-style="none" style:text-underline-color="font-color" fo:font-style="normal" style:text-outline="false" fo:text-shadow="none" style:text-position="0%" style:font-size-asian="11pt" style:font-size-complex="11pt" style:font-style-asian="normal" fo:font-size="11pt" fo:font-weight="normal" style:font-weight-asian="normal" style:font-weight-complex="normal"/>
    </style:style>
    <style:style style:name="T24" style:family="text">
      <style:text-properties fo:color="#00000a" fo:font-size="11pt" fo:font-weight="normal" style:text-underline-style="none" style:text-underline-color="font-color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fo:color="#00000a" fo:font-size="11pt" fo:font-weight="bold" style:letter-kerning="true" fo:country="none" style:country-asian="none" style:font-name-asian="Lohit Marathi" style:font-size-asian="11pt" style:font-size-complex="11pt" style:font-weight-asian="bold" style:font-weight-complex="bold"/>
    </style:style>
    <style:style style:name="T26" style:family="text">
      <style:text-properties fo:color="#00000a" fo:font-size="11pt" style:letter-kerning="true" fo:country="none" style:country-asian="none" style:font-name-asian="Lohit Marathi" style:font-size-asian="11pt" style:font-size-complex="11pt" fo:font-weight="normal" style:font-weight-asian="normal" style:font-weight-complex="normal"/>
    </style:style>
    <style:style style:name="T27" style:family="text">
      <style:text-properties fo:color="#00000a" style:font-name="Arial" fo:font-size="11pt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28" style:family="text">
      <style:text-properties fo:font-weight="bold" fo:font-size="11pt" style:text-position="0%" style:font-size-asian="11pt" fo:color="#00000a" style:font-weight-complex="bold" style:text-outline="false" fo:text-shadow="none" style:font-size-complex="11pt" style:font-weight-asian="bold" style:text-underline-style="none" style:text-underline-color="font-color" fo:font-style="normal" style:font-style-complex="normal" style:font-style-asian="normal"/>
    </style:style>
    <style:style style:name="T29" style:family="text">
      <style:text-properties style:text-position="0%" style:text-outline="false" fo:text-shadow="none" style:text-underline-style="none" style:text-underline-color="font-color" fo:font-style="normal" style:font-style-complex="normal" style:font-style-asian="normal" style:font-size-complex="10pt" fo:font-size="10pt" style:font-name="Arial" style:font-weight-asian="normal" fo:font-weight="normal" style:font-weight-complex="normal" style:font-size-asian="10pt"/>
    </style:style>
    <style:style style:name="T30" style:family="text">
      <style:text-properties style:text-position="0%" style:text-outline="false" fo:text-shadow="none" style:text-underline-style="none" style:text-underline-color="font-color" fo:font-style="normal" style:font-style-complex="normal" style:font-style-asian="normal" fo:font-size="11pt" style:font-size-asian="11pt" fo:color="#00000a" fo:font-weight="bold" style:font-weight-asian="bold" style:font-weight-complex="bold" style:font-size-complex="11pt"/>
    </style:style>
    <style:style style:name="T31" style:family="text">
      <style:text-properties style:text-position="0%" style:text-outline="false" fo:text-shadow="none" style:text-underline-style="none" style:text-underline-color="font-color" fo:font-style="normal" style:font-style-complex="normal" style:font-style-asian="normal" style:font-weight-complex="normal" fo:font-size="10pt" style:font-weight-asian="normal" style:font-size-complex="10pt" style:font-size-asian="10pt" style:font-name="Arial" fo:font-weight="normal"/>
    </style:style>
    <style:style style:name="T32" style:family="text">
      <style:text-properties style:text-position="0%" style:text-outline="false" fo:text-shadow="none" style:text-underline-style="none" style:text-underline-color="font-color" fo:font-style="normal" style:font-style-complex="normal" style:font-style-asian="normal" fo:color="#00000a" fo:font-size="11pt" fo:font-weight="bold" style:font-size-asian="11pt" style:font-size-complex="11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row table:style-name="ro1">
          <table:table-cell table:number-columns-repeated="4"/>
          <table:table-cell table:style-name="Default" table:number-columns-repeated="5"/>
        </table:table-row>
        <table:table-row table:style-name="ro2">
          <table:table-cell table:number-columns-repeated="4"/>
          <table:table-cell table:style-name="ce16" office:value-type="string" calcext:value-type="string">
            <text:p>begin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,</text:p>
          </table:table-cell>
          <table:table-cell table:style-name="ce16" office:value-type="string" calcext:value-type="string">
            <text:p>(</text:p>
          </table:table-cell>
          <table:table-cell table:style-name="ce16" office:value-type="string" calcext:value-type="string">
            <text:p>)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18" office:value-type="string" calcext:value-type="string">
            <text:p>program1 → compound_statement<text:span text:style-name="T19">.</text:span>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8" office:value-type="string" calcext:value-type="string">
            <text:p>program1_1 → compound_statement<text:span text:style-name="T19">.</text:span>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19" office:value-type="string" calcext:value-type="string">
            <text:p>identifier_list →<text:span text:style-name="T22">id</text:span><text:span text:style-name="T23">identifier_list1</text:span>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" office:value-type="string" calcext:value-type="string">
            <text:p>identifier_list1 →<text:span text:style-name="T22">, id</text:span><text:span text:style-name="T23">identifier_list1</text:span></text:p>
          </table:table-cell>
          <table:table-cell/>
          <table:table-cell table:style-name="ce19" office:value-type="string" calcext:value-type="string">
            <text:p>identifier_list1 →<text:span text:style-name="T19">epsilon</text:span>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declarations1 →<text:span text:style-name="T20">epsilon</text:span>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subprogram_declarations1 →<text:span text:style-name="T20">epsilon</text:span>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19" office:value-type="string" calcext:value-type="string">
            <text:p>subprogram_declaration1 →<text:span text:style-name="T21">compound_statement</text:span>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0" office:value-type="string" calcext:value-type="string">
            <text:p>subprogram_declaration1_1 → compound_statement</text:p>
          </table:table-cell>
          <table:table-cell table:number-columns-repeated="4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table:style-name="ce21" office:value-type="string" calcext:value-type="string">
            <text:p>parameter_list →<text:span text:style-name="T22">id</text:span><text:span text:style-name="T23">: type parameter_list1</text:span></text:p>
          </table:table-cell>
          <table:table-cell/>
          <table:table-cell table:style-name="ce19" office:value-type="string" calcext:value-type="string">
            <text:p>subprogram_head1 →<text:span text:style-name="T28">(</text:span><text:span text:style-name="T29">parameter_list</text:span><text:span text:style-name="T30">):</text:span><text:span text:style-name="T31">standard_type</text:span><text:span text:style-name="T32">;</text:span></text:p>
          </table:table-cell>
          <table:table-cell/>
        </table:table-row>
        <table:table-row table:style-name="ro2">
          <table:table-cell table:number-columns-repeated="8"/>
          <table:table-cell table:style-name="ce27" office:value-type="string" calcext:value-type="string">
            <text:p>parameter_list1 →<text:span text:style-name="T20">epsilon</text:span></text:p>
          </table:table-cell>
        </table:table-row>
        <table:table-row table:style-name="ro2">
          <table:table-cell table:number-columns-repeated="4"/>
          <table:table-cell table:style-name="ce21" office:value-type="string" calcext:value-type="string">
            <text:p>compound_statement →<text:span text:style-name="T22">begin</text:span><text:span text:style-name="T23">compound_statement1</text:span>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9" office:value-type="string" calcext:value-type="string">
            <text:p>compound_statement1 → statement_list<text:span text:style-name="T19">end</text:span></text:p>
          </table:table-cell>
          <table:table-cell table:style-name="ce19" office:value-type="string" calcext:value-type="string">
            <text:p>compound_statement1 → statement_list<text:span text:style-name="T19">end</text:span>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2" table:number-columns-repeated="2"/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Statement →<text:span text:style-name="T24">compound_statement</text:span></text:p>
          </table:table-cell>
          <table:table-cell table:style-name="ce21" office:value-type="string" calcext:value-type="string">
            <text:p>statement → variable<text:span text:style-name="T22">assignop</text:span><text:span text:style-name="T23">expression</text:span>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23"/>
          <table:table-cell table:style-name="ce21" office:value-type="string" calcext:value-type="string">
            <text:p>variable →<text:span text:style-name="T22">id</text:span><text:span text:style-name="T23">variable1</text:span></text:p>
          </table:table-cell>
          <table:table-cell table:style-name="ce23" table:number-columns-repeated="3"/>
        </table:table-row>
        <table:table-row table:style-name="ro2">
          <table:table-cell table:number-columns-repeated="4"/>
          <table:table-cell table:style-name="ce23" table:number-columns-repeated="2"/>
          <table:table-cell table:style-name="ce26" office:value-type="string" calcext:value-type="string">
            <text:p>variable1 →<text:span text:style-name="T27">epsilon</text:span></text:p>
          </table:table-cell>
          <table:table-cell table:style-name="ce23"/>
          <table:table-cell table:style-name="ce26" office:value-type="string" calcext:value-type="string">
            <text:p>variable1 →<text:span text:style-name="T27">epsilon</text:span></text:p>
          </table:table-cell>
        </table:table-row>
        <table:table-row table:style-name="ro2">
          <table:table-cell table:number-columns-repeated="4"/>
          <table:table-cell table:style-name="ce23"/>
          <table:table-cell table:style-name="ce24" office:value-type="string" calcext:value-type="string">
            <text:p>expression_list →expression expression_list1</text:p>
          </table:table-cell>
          <table:table-cell table:style-name="ce23"/>
          <table:table-cell table:style-name="ce24" office:value-type="string" calcext:value-type="string">
            <text:p>expression_list →expression expression_list1</text:p>
          </table:table-cell>
          <table:table-cell table:style-name="ce23"/>
        </table:table-row>
        <table:table-row table:style-name="ro2">
          <table:table-cell table:number-columns-repeated="4"/>
          <table:table-cell table:style-name="ce23" table:number-columns-repeated="2"/>
          <table:table-cell table:style-name="ce21" office:value-type="string" calcext:value-type="string">
            <text:p>expression_list1 →<text:span text:style-name="T22">,</text:span><text:span text:style-name="T23">expression</text:span></text:p>
          </table:table-cell>
          <table:table-cell table:style-name="ce23"/>
          <table:table-cell table:style-name="ce21" office:value-type="string" calcext:value-type="string">
            <text:p>expression_list1 →<text:span text:style-name="T19">epsilon</text:span></text:p>
          </table:table-cell>
        </table:table-row>
        <table:table-row table:style-name="ro2">
          <table:table-cell table:number-columns-repeated="4"/>
          <table:table-cell table:style-name="ce23"/>
          <table:table-cell table:style-name="ce24" office:value-type="string" calcext:value-type="string">
            <text:p>expression → simple_expression expression1</text:p>
          </table:table-cell>
          <table:table-cell table:style-name="ce23"/>
          <table:table-cell table:style-name="ce24" office:value-type="string" calcext:value-type="string">
            <text:p>expression → simple_expression expression1</text:p>
          </table:table-cell>
          <table:table-cell table:style-name="ce23"/>
        </table:table-row>
        <table:table-row table:style-name="ro2">
          <table:table-cell table:number-columns-repeated="4"/>
          <table:table-cell table:style-name="ce23" table:number-columns-repeated="2"/>
          <table:table-cell table:style-name="ce23" office:value-type="string" calcext:value-type="string">
            <text:p>expression1 →<text:span text:style-name="T19">epsilon</text:span></text:p>
          </table:table-cell>
          <table:table-cell table:style-name="ce23"/>
          <table:table-cell table:style-name="ce23" office:value-type="string" calcext:value-type="string">
            <text:p>expression1 →<text:span text:style-name="T19">epsilon</text:span></text:p>
          </table:table-cell>
        </table:table-row>
        <table:table-row table:style-name="ro2">
          <table:table-cell table:number-columns-repeated="4"/>
          <table:table-cell table:style-name="ce23"/>
          <table:table-cell table:style-name="ce24" office:value-type="string" calcext:value-type="string">
            <text:p>simple_expression → term simple_expression1</text:p>
          </table:table-cell>
          <table:table-cell table:style-name="ce23"/>
          <table:table-cell table:style-name="ce24" office:value-type="string" calcext:value-type="string">
            <text:p>simple_expression → term simple_expression1</text:p>
          </table:table-cell>
          <table:table-cell table:style-name="ce23"/>
        </table:table-row>
        <table:table-row table:style-name="ro2">
          <table:table-cell table:number-columns-repeated="4"/>
          <table:table-cell table:style-name="ce23" table:number-columns-repeated="2"/>
          <table:table-cell table:style-name="ce23" office:value-type="string" calcext:value-type="string">
            <text:p>simple_expression1 →<text:span text:style-name="T19">epsilon</text:span></text:p>
          </table:table-cell>
          <table:table-cell table:style-name="ce23"/>
          <table:table-cell table:style-name="ce23" office:value-type="string" calcext:value-type="string">
            <text:p>simple_expression1 →<text:span text:style-name="T19">epsilon</text:span></text:p>
          </table:table-cell>
        </table:table-row>
        <table:table-row table:style-name="ro2">
          <table:table-cell table:number-columns-repeated="4"/>
          <table:table-cell table:style-name="ce23"/>
          <table:table-cell table:style-name="ce24" office:value-type="string" calcext:value-type="string">
            <text:p>term → factor term1</text:p>
          </table:table-cell>
          <table:table-cell table:style-name="ce23"/>
          <table:table-cell table:style-name="ce24" office:value-type="string" calcext:value-type="string">
            <text:p>term → factor term1</text:p>
          </table:table-cell>
          <table:table-cell table:style-name="ce23"/>
        </table:table-row>
        <table:table-row table:style-name="ro2">
          <table:table-cell table:number-columns-repeated="4"/>
          <table:table-cell table:style-name="ce23" table:number-columns-repeated="5"/>
        </table:table-row>
        <table:table-row table:style-name="ro2">
          <table:table-cell table:number-columns-repeated="4"/>
          <table:table-cell table:style-name="ce23"/>
          <table:table-cell table:style-name="ce25" office:value-type="string" calcext:value-type="string">
            <text:p>factor → <text:span text:style-name="T25">id </text:span><text:span text:style-name="T26">factor1</text:span></text:p>
          </table:table-cell>
          <table:table-cell table:style-name="ce23"/>
          <table:table-cell table:style-name="ce23" office:value-type="string" calcext:value-type="string">
            <text:p>factor → <text:span text:style-name="T25">(</text:span> expression <text:span text:style-name="T25">) </text:span></text:p>
          </table:table-cell>
          <table:table-cell table:style-name="ce23"/>
        </table:table-row>
        <table:table-row table:style-name="ro2">
          <table:table-cell table:number-columns-repeated="4"/>
          <table:table-cell table:style-name="ce23" table:number-columns-repeated="2"/>
          <table:table-cell table:style-name="ce23" office:value-type="string" calcext:value-type="string">
            <text:p>factor1 → variable1</text:p>
          </table:table-cell>
          <table:table-cell table:style-name="ce25" office:value-type="string" calcext:value-type="string">
            <text:p>factor1 → <text:span text:style-name="T25">( </text:span>expression_list<text:span text:style-name="T25"> )</text:span></text:p>
          </table:table-cell>
          <table:table-cell table:style-name="ce23" office:value-type="string" calcext:value-type="string">
            <text:p>factor1 → variable1</text:p>
          </table:table-cell>
        </table:table-row>
        <table:table-row table:style-name="ro2">
          <table:table-cell table:number-columns-repeated="4"/>
          <table:table-cell table:style-name="ce23" table:number-columns-repeated="5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Arial" svg:font-family="Arial" style:font-family-generic="swiss"/>
    <style:font-face style:name="Lohit Marathi" svg:font-family="'Lohit Marath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17:34:04.693674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484in"/>
    </style:style>
    <style:style style:name="co3" style:family="table-column">
      <style:table-column-properties fo:break-before="auto" style:column-width="3.1736in"/>
    </style:style>
    <style:style style:name="co4" style:family="table-column">
      <style:table-column-properties fo:break-before="auto" style:column-width="3.8811in"/>
    </style:style>
    <style:style style:name="co5" style:family="table-column">
      <style:table-column-properties fo:break-before="auto" style:column-width="3.4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position=""/>
    </style:style>
    <style:style style:name="ce3" style:family="table-cell" style:parent-style-name="Default">
      <style:table-cell-properties fo:border="0.74pt solid #000000" style:rotation-align="none"/>
      <style:text-properties fo:color="#00000a" style:text-outline="false" style:text-line-through-style="none" style:text-line-through-type="none" style:text-position="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5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a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="0.74pt solid #000000" style:rotation-align="none"/>
      <style:text-properties fo:color="#00000a" style:text-outline="false" style:text-line-through-style="none" style:text-line-through-type="none" style:text-position="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="0.74pt solid #000000"/>
      <style:text-properties style:text-position="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border="0.74pt solid #000000" style:rotation-align="none"/>
      <style:text-properties fo:color="#00000a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74pt solid #000000" style:rotation-align="none"/>
    </style:style>
    <style:style style:name="ce13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="0.74pt solid #000000" style:rotation-align="none"/>
      <style:text-properties fo:color="#00000a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="0.74pt solid #000000"/>
    </style:style>
    <style:style style:name="T1" style:family="text">
      <style:text-properties style:text-outline="fals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a" style:text-outline="false" style:text-position="0% 100%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text-outline="fals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color="#00000a" style:text-outline="false" style:text-position="0% 100%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text-outline="fals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color="#00000a" style:text-outline="false" style:text-position="0% 100%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text-outline="fals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00000a" style:text-outline="fals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style-complex="normal" fo:font-size="12pt" style:font-style-asian="normal" style:font-weight-complex="normal" style:font-weight-asian="normal" style:font-size-complex="12pt" style:font-size-asian="12pt" style:text-position="0%" fo:text-shadow="none" style:text-outline="false" fo:font-style="normal" style:text-underline-style="none" style:text-underline-color="font-color" fo:font-weight="normal"/>
    </style:style>
    <style:style style:name="T19" style:family="text">
      <style:text-properties style:font-style-complex="normal" style:font-style-asian="normal" style:text-position="0%" fo:text-shadow="none" style:text-outline="false" fo:font-style="normal" style:text-underline-style="none" style:text-underline-color="font-color" fo:color="#00000a" fo:font-size="11pt" fo:font-weight="bold" style:font-size-asian="11pt" style:font-size-complex="11pt" style:font-weight-asian="bold" style:font-weight-complex="bold"/>
    </style:style>
    <style:style style:name="T20" style:family="text">
      <style:text-properties style:font-style-complex="normal" fo:color="#00000a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fo:font-size="11pt"/>
    </style:style>
    <style:style style:name="T21" style:family="text">
      <style:text-properties style:font-style-complex="normal" fo:color="#00000a" style:text-underline-style="none" style:text-underline-color="font-color" fo:font-style="normal" style:text-outline="false" fo:text-shadow="none" style:text-position="0%" style:font-size-asian="11pt" style:font-size-complex="11pt" style:font-style-asian="normal" fo:font-size="11pt" fo:font-weight="normal" style:font-weight-asian="normal" style:font-weight-complex="normal"/>
    </style:style>
    <style:style style:name="T22" style:family="text">
      <style:text-properties style:font-name="Arial"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3" style:family="text">
      <style:text-properties fo:color="#00000a" style:font-name="Arial" fo:font-size="11pt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24" style:family="text">
      <style:text-properties fo:color="#00000a" fo:font-size="11pt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25" style:family="text">
      <style:text-properties fo:font-style="normal" style:font-weight-complex="bold" style:text-outline="false" fo:text-shadow="none" style:text-position="0%" style:font-style-complex="normal" fo:font-weight="bold" style:font-style-asian="normal" fo:font-size="11pt" fo:color="#00000a" style:font-size-asian="11pt" style:font-size-complex="11pt" style:font-weight-asian="bold" style:text-underline-style="none" style:text-underline-color="font-color"/>
    </style:style>
    <style:style style:name="T26" style:family="text">
      <style:text-properties fo:font-style="normal" style:text-outline="false" fo:text-shadow="none" style:text-position="0%" style:font-style-complex="normal" style:font-style-asian="normal" style:text-underline-style="none" style:text-underline-color="font-color" fo:font-weight="normal" style:font-weight-asian="normal" style:font-weight-complex="normal" style:font-size-complex="10pt" fo:font-size="10pt" style:font-name="Arial" style:font-size-asian="10pt"/>
    </style:style>
    <style:style style:name="T27" style:family="text">
      <style:text-properties fo:font-style="normal" style:text-outline="false" fo:text-shadow="none" style:text-position="0%" style:font-style-complex="normal" style:font-style-asian="normal" style:text-underline-style="none" style:text-underline-color="font-color" fo:color="#00000a" fo:font-size="11pt" fo:font-weight="bold" style:font-size-asian="11pt" style:font-size-complex="11pt" style:font-weight-asian="bold" style:font-weight-complex="bold"/>
    </style:style>
    <style:style style:name="T28" style:family="text">
      <style:text-properties fo:font-style="normal" style:text-outline="false" fo:text-shadow="none" style:text-position="0%" style:font-style-complex="normal" style:font-style-asian="normal" style:text-underline-style="none" style:text-underline-color="font-color" fo:color="#00000a" fo:font-size="11pt" style:font-size-asian="11pt" style:font-size-complex="11pt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9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row table:style-name="ro1">
          <table:table-cell table:number-columns-repeated="9"/>
          <table:table-cell table:style-name="Default" table:number-columns-repeated="4"/>
        </table:table-row>
        <table:table-row table:style-name="ro2">
          <table:table-cell table:number-columns-repeated="9"/>
          <table:table-cell table:style-name="ce9" office:value-type="string" calcext:value-type="string">
            <text:p>:</text:p>
          </table:table-cell>
          <table:table-cell table:style-name="ce9" office:value-type="string" calcext:value-type="string">
            <text:p>;</text:p>
          </table:table-cell>
          <table:table-cell table:style-name="ce9" office:value-type="string" calcext:value-type="string">
            <text:p>if</text:p>
          </table:table-cell>
          <table:table-cell table:style-name="ce9" office:value-type="string" calcext:value-type="string">
            <text:p>while</text:p>
          </table:table-cell>
        </table:table-row>
        <table:table-row table:style-name="ro2" table:number-rows-repeated="16">
          <table:table-cell table:number-columns-repeated="13"/>
        </table:table-row>
        <table:table-row table:style-name="ro2">
          <table:table-cell table:number-columns-repeated="9"/>
          <table:table-cell table:style-name="ce11" office:value-type="string" calcext:value-type="string">
            <text:p>subprogram_head1 → :<text:span text:style-name="T18">standard_type</text:span><text:span text:style-name="T19">;</text:span>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ce13" office:value-type="string" calcext:value-type="string">
            <text:p>parameter_list1 →<text:span text:style-name="T20">; id:</text:span><text:span text:style-name="T21">type parameter_list1</text:span>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1"/>
          <table:table-cell table:style-name="ce15" office:value-type="string" calcext:value-type="string">
            <text:p>compound_statement1 → statement_list<text:span text:style-name="T24">end</text:span></text:p>
          </table:table-cell>
          <table:table-cell table:style-name="ce15" office:value-type="string" calcext:value-type="string">
            <text:p>compound_statement1 → statement_list<text:span text:style-name="T24">end</text:span></text:p>
          </table:table-cell>
        </table:table-row>
        <table:table-row table:style-name="ro2">
          <table:table-cell table:number-columns-repeated="11"/>
          <table:table-cell table:style-name="ce16"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1"/>
          <table:table-cell office:value-type="string" calcext:value-type="string">
            <text:p>Statement →<text:span text:style-name="T25">if</text:span><text:span text:style-name="T26">expression</text:span><text:span text:style-name="T27">then</text:span><text:span text:style-name="T28">statement statement1</text:span></text:p>
          </table:table-cell>
          <table:table-cell office:value-type="string" calcext:value-type="string">
            <text:p>Statement →<text:span text:style-name="T25">while</text:span><text:span text:style-name="T26">expression</text:span><text:span text:style-name="T27">do</text:span><text:span text:style-name="T28">statement</text:span>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statement1 →<text:span text:style-name="T22">epsilon</text:span>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12" table:number-columns-repeated="4"/>
        </table:table-row>
        <table:table-row table:style-name="ro2">
          <table:table-cell table:number-columns-repeated="9"/>
          <table:table-cell table:style-name="ce12"/>
          <table:table-cell table:style-name="ce14" office:value-type="string" calcext:value-type="string">
            <text:p>variable1 →<text:span text:style-name="T23">epsilon</text:span></text:p>
          </table:table-cell>
          <table:table-cell table:style-name="ce12" table:number-columns-repeated="2"/>
        </table:table-row>
        <table:table-row table:style-name="ro2" table:number-rows-repeated="3">
          <table:table-cell table:number-columns-repeated="9"/>
          <table:table-cell table:style-name="ce12" table:number-columns-repeated="4"/>
        </table:table-row>
        <table:table-row table:style-name="ro2">
          <table:table-cell table:number-columns-repeated="9"/>
          <table:table-cell table:style-name="ce12"/>
          <table:table-cell table:style-name="ce12" office:value-type="string" calcext:value-type="string">
            <text:p>expression1 →<text:span text:style-name="T24">epsilon</text:span></text:p>
          </table:table-cell>
          <table:table-cell table:style-name="ce12" table:number-columns-repeated="2"/>
        </table:table-row>
        <table:table-row table:style-name="ro2">
          <table:table-cell table:number-columns-repeated="9"/>
          <table:table-cell table:style-name="ce12" table:number-columns-repeated="4"/>
        </table:table-row>
        <table:table-row table:style-name="ro2">
          <table:table-cell table:number-columns-repeated="9"/>
          <table:table-cell table:style-name="ce12"/>
          <table:table-cell table:style-name="ce12" office:value-type="string" calcext:value-type="string">
            <text:p>simple_expression1 →<text:span text:style-name="T24">epsilon</text:span></text:p>
          </table:table-cell>
          <table:table-cell table:style-name="ce12" table:number-columns-repeated="2"/>
        </table:table-row>
        <table:table-row table:style-name="ro2">
          <table:table-cell table:number-columns-repeated="9"/>
          <table:table-cell table:style-name="ce12" table:number-columns-repeated="4"/>
        </table:table-row>
        <table:table-row table:style-name="ro2">
          <table:table-cell table:number-columns-repeated="9"/>
          <table:table-cell table:style-name="ce12"/>
          <table:table-cell table:style-name="ce12" office:value-type="string" calcext:value-type="string">
            <text:p>term1 → <text:span text:style-name="T24">epsilon</text:span></text:p>
          </table:table-cell>
          <table:table-cell table:style-name="ce12" table:number-columns-repeated="2"/>
        </table:table-row>
        <table:table-row table:style-name="ro2">
          <table:table-cell table:number-columns-repeated="9"/>
          <table:table-cell table:style-name="ce12" table:number-columns-repeated="4"/>
        </table:table-row>
        <table:table-row table:style-name="ro2">
          <table:table-cell table:number-columns-repeated="9"/>
          <table:table-cell table:style-name="ce12"/>
          <table:table-cell table:style-name="ce12" office:value-type="string" calcext:value-type="string">
            <text:p>factor1 → variable1</text:p>
          </table:table-cell>
          <table:table-cell table:style-name="ce12" table:number-columns-repeated="2"/>
        </table:table-row>
        <table:table-row table:style-name="ro2">
          <table:table-cell table:number-columns-repeated="9"/>
          <table:table-cell table:style-name="ce12" table:number-columns-repeated="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17:35:12.505900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799in"/>
    </style:style>
    <style:style style:name="co3" style:family="table-column">
      <style:table-column-properties fo:break-before="auto" style:column-width="2.1984in"/>
    </style:style>
    <style:style style:name="co4" style:family="table-column">
      <style:table-column-properties fo:break-before="auto" style:column-width="1.861in"/>
    </style:style>
    <style:style style:name="co5" style:family="table-column">
      <style:table-column-properties fo:break-before="auto" style:column-width="2.1764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2.1874in"/>
    </style:style>
    <style:style style:name="co8" style:family="table-column">
      <style:table-column-properties fo:break-before="auto" style:column-width="3.6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position=""/>
    </style:style>
    <style:style style:name="ce3" style:family="table-cell" style:parent-style-name="Default">
      <style:table-cell-properties fo:border="0.74pt solid #000000" style:rotation-align="none"/>
      <style:text-properties fo:color="#00000a" style:text-outline="false" style:text-line-through-style="none" style:text-line-through-type="none" style:text-position="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a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fo:border="0.74pt solid #000000" style:rotation-align="none"/>
      <style:text-properties fo:color="#00000a" style:text-outline="false" style:text-line-through-style="none" style:text-line-through-type="none" style:text-position="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="0.74pt solid #000000"/>
      <style:text-properties style:text-outline="false" style:text-line-through-style="none" style:text-line-through-type="none" style:text-position="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border="0.74pt solid #000000" style:rotation-align="none"/>
      <style:text-properties fo:color="#00000a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fo:border="0.74pt solid #000000" style:rotation-align="none"/>
      <style:text-properties fo:color="#00000a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="0.74pt solid #000000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a" style:text-outline="false" style:text-position="0% 100%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text-outline="fals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color="#00000a" style:text-outline="false" style:text-position="0% 100%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a" style:text-outline="fals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color="#00000a" style:text-outline="false" style:text-position="0% 100%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color="#00000a" fo:font-size="12pt" fo:font-weight="bold" style:text-underline-style="none" style:text-underline-color="font-color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style:font-name="Arial"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13" style:family="text">
      <style:text-properties fo:color="#00000a" style:font-name="Arial" fo:font-size="11pt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fo:color="#00000a" fo:font-size="11pt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15" style:family="text">
      <style:text-properties style:font-style-complex="normal" fo:color="#00000a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fo:font-size="11pt"/>
    </style:style>
    <style:style style:name="T16" style:family="text">
      <style:text-properties style:font-style-complex="normal" fo:color="#00000a" style:text-underline-style="none" style:text-underline-color="font-color" fo:font-style="normal" style:text-outline="false" fo:text-shadow="none" style:text-position="0%" style:font-size-asian="11pt" style:font-size-complex="11pt" style:font-style-asian="normal" fo:font-size="11pt" fo:font-weight="normal" style:font-weight-asian="normal" style:font-weight-complex="normal"/>
    </style:style>
    <style:style style:name="T17" style:family="text">
      <style:text-properties fo:font-size="11pt" style:font-style-complex="normal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fo:color="#00000a"/>
    </style:style>
    <style:style style:name="T18" style:family="text">
      <style:text-properties fo:font-size="11pt" style:font-style-complex="normal" style:text-underline-style="none" style:text-underline-color="font-color" fo:font-style="normal" style:text-outline="false" fo:text-shadow="none" style:text-position="0%" style:font-size-asian="11pt" style:font-size-complex="11pt" style:font-style-asian="normal" fo:color="#00000a" fo:font-weight="normal" style:font-weight-asian="normal" style:font-weight-complex="normal"/>
    </style:style>
    <style:style style:name="T19" style:family="text">
      <style:text-properties fo:font-size="11pt" style:font-style-complex="normal" style:text-underline-style="none" style:text-underline-color="font-color" fo:font-style="normal" style:text-outline="false" fo:text-shadow="none" style:text-position="0%" style:font-size-asian="11pt" style:font-size-complex="11pt" style:font-style-asian="normal" fo:color="#00000a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13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row table:style-name="ro1">
          <table:table-cell table:number-columns-repeated="13"/>
          <table:table-cell table:style-name="Default" table:number-columns-repeated="7"/>
        </table:table-row>
        <table:table-row table:style-name="ro2">
          <table:table-cell table:number-columns-repeated="13"/>
          <table:table-cell table:style-name="ce9" office:value-type="string" calcext:value-type="string">
            <text:p>end</text:p>
          </table:table-cell>
          <table:table-cell table:style-name="ce9" office:value-type="string" calcext:value-type="string">
            <text:p>else</text:p>
          </table:table-cell>
          <table:table-cell table:style-name="ce9" office:value-type="string" calcext:value-type="string">
            <text:p>[</text:p>
          </table:table-cell>
          <table:table-cell table:style-name="ce9" office:value-type="string" calcext:value-type="string">
            <text:p>]</text:p>
          </table:table-cell>
          <table:table-cell table:style-name="ce9" office:value-type="string" calcext:value-type="string">
            <text:p>assignop</text:p>
          </table:table-cell>
          <table:table-cell table:style-name="ce9" office:value-type="string" calcext:value-type="string">
            <text:p>multop</text:p>
          </table:table-cell>
          <table:table-cell table:style-name="ce9" office:value-type="string" calcext:value-type="string">
            <text:p>addop</text:p>
          </table:table-cell>
        </table:table-row>
        <table:table-row table:style-name="ro2" table:number-rows-repeated="19">
          <table:table-cell table:number-columns-repeated="20"/>
        </table:table-row>
        <table:table-row table:style-name="ro2">
          <table:table-cell table:number-columns-repeated="13"/>
          <table:table-cell table:style-name="ce11" office:value-type="string" calcext:value-type="string">
            <text:p>compound_statement1 →<text:span text:style-name="T11">end</text:span></text:p>
          </table:table-cell>
          <table:table-cell table:number-columns-repeated="6"/>
        </table:table-row>
        <table:table-row table:style-name="ro2" table:number-rows-repeated="3">
          <table:table-cell table:number-columns-repeated="20"/>
        </table:table-row>
        <table:table-row table:style-name="ro2">
          <table:table-cell table:number-columns-repeated="13"/>
          <table:table-cell office:value-type="string" calcext:value-type="string">
            <text:p>statement1 →<text:span text:style-name="T12">epsilon</text:span></text:p>
          </table:table-cell>
          <table:table-cell table:style-name="ce14" office:value-type="string" calcext:value-type="string">
            <text:p>statement1 →<text:span text:style-name="T15">else</text:span><text:span text:style-name="T16">statement</text:span></text:p>
          </table:table-cell>
          <table:table-cell table:number-columns-repeated="5"/>
        </table:table-row>
        <table:table-row table:style-name="ro2">
          <table:table-cell table:number-columns-repeated="13"/>
          <table:table-cell table:style-name="ce12" table:number-columns-repeated="7"/>
        </table:table-row>
        <table:table-row table:style-name="ro2">
          <table:table-cell table:number-columns-repeated="13"/>
          <table:table-cell table:style-name="ce13" office:value-type="string" calcext:value-type="string">
            <text:p>variable1 →<text:span text:style-name="T13">epsilon</text:span></text:p>
          </table:table-cell>
          <table:table-cell table:style-name="ce13" office:value-type="string" calcext:value-type="string">
            <text:p>variable1 →<text:span text:style-name="T13">epsilon</text:span></text:p>
          </table:table-cell>
          <table:table-cell table:style-name="ce11" office:value-type="string" calcext:value-type="string">
            <text:p>variable1 →<text:span text:style-name="T17">[</text:span><text:span text:style-name="T18">expression</text:span><text:span text:style-name="T19">]</text:span></text:p>
          </table:table-cell>
          <table:table-cell table:style-name="ce13" office:value-type="string" calcext:value-type="string">
            <text:p>variable1 →<text:span text:style-name="T13">epsilon</text:span></text:p>
          </table:table-cell>
          <table:table-cell table:style-name="ce11" office:value-type="string" calcext:value-type="string">
            <text:p>variable1 →<text:span text:style-name="T14">epsilon</text:span></text:p>
          </table:table-cell>
          <table:table-cell table:style-name="ce13" office:value-type="string" calcext:value-type="string">
            <text:p>variable1 →<text:span text:style-name="T13">epsilon</text:span></text:p>
          </table:table-cell>
          <table:table-cell table:style-name="ce13" office:value-type="string" calcext:value-type="string">
            <text:p>variable1 →<text:span text:style-name="T13">epsilon</text:span></text:p>
          </table:table-cell>
        </table:table-row>
        <table:table-row table:style-name="ro2" table:number-rows-repeated="3">
          <table:table-cell table:number-columns-repeated="13"/>
          <table:table-cell table:style-name="ce12" table:number-columns-repeated="7"/>
        </table:table-row>
        <table:table-row table:style-name="ro2">
          <table:table-cell table:number-columns-repeated="13"/>
          <table:table-cell table:style-name="ce12" office:value-type="string" calcext:value-type="string">
            <text:p>expression1 →<text:span text:style-name="T14">epsilon</text:span></text:p>
          </table:table-cell>
          <table:table-cell table:style-name="ce12" office:value-type="string" calcext:value-type="string">
            <text:p>expression1 →<text:span text:style-name="T14">epsilon</text:span></text:p>
          </table:table-cell>
          <table:table-cell table:style-name="ce12"/>
          <table:table-cell table:style-name="ce12" office:value-type="string" calcext:value-type="string">
            <text:p>expression1 →<text:span text:style-name="T14">epsilon</text:span></text:p>
          </table:table-cell>
          <table:table-cell table:style-name="ce12" table:number-columns-repeated="3"/>
        </table:table-row>
        <table:table-row table:style-name="ro2">
          <table:table-cell table:number-columns-repeated="13"/>
          <table:table-cell table:style-name="ce12" table:number-columns-repeated="7"/>
        </table:table-row>
        <table:table-row table:style-name="ro2">
          <table:table-cell table:number-columns-repeated="13"/>
          <table:table-cell table:style-name="ce12" office:value-type="string" calcext:value-type="string">
            <text:p>simple_expression1 →<text:span text:style-name="T14">epsilon</text:span></text:p>
          </table:table-cell>
          <table:table-cell table:style-name="ce12" office:value-type="string" calcext:value-type="string">
            <text:p>simple_expression1 →<text:span text:style-name="T14">epsilon</text:span></text:p>
          </table:table-cell>
          <table:table-cell table:style-name="ce12"/>
          <table:table-cell table:style-name="ce12" office:value-type="string" calcext:value-type="string">
            <text:p>simple_expression1 →<text:span text:style-name="T14">epsilon</text:span></text:p>
          </table:table-cell>
          <table:table-cell table:style-name="ce12" table:number-columns-repeated="2"/>
          <table:table-cell table:style-name="ce16" office:value-type="string" calcext:value-type="string">
            <text:p>simple_expression1 →<text:span text:style-name="T15">addop</text:span><text:span text:style-name="T16">term simple_expression1</text:span></text:p>
          </table:table-cell>
        </table:table-row>
        <table:table-row table:style-name="ro2">
          <table:table-cell table:number-columns-repeated="13"/>
          <table:table-cell table:style-name="ce12" table:number-columns-repeated="7"/>
        </table:table-row>
        <table:table-row table:style-name="ro2">
          <table:table-cell table:number-columns-repeated="13"/>
          <table:table-cell table:style-name="ce12" office:value-type="string" calcext:value-type="string">
            <text:p>term1 → <text:span text:style-name="T14">epsilon</text:span></text:p>
          </table:table-cell>
          <table:table-cell table:style-name="ce12" office:value-type="string" calcext:value-type="string">
            <text:p>term1 → <text:span text:style-name="T14">epsilon</text:span></text:p>
          </table:table-cell>
          <table:table-cell table:style-name="ce12"/>
          <table:table-cell table:style-name="ce12" office:value-type="string" calcext:value-type="string">
            <text:p>term1 → <text:span text:style-name="T14">epsilon</text:span></text:p>
          </table:table-cell>
          <table:table-cell table:style-name="ce12"/>
          <table:table-cell table:style-name="ce16" office:value-type="string" calcext:value-type="string">
            <text:p>term1 →<text:span text:style-name="T15">multop </text:span><text:span text:style-name="T16">factor term1</text:span></text:p>
          </table:table-cell>
          <table:table-cell table:style-name="ce16" office:value-type="string" calcext:value-type="string">
            <text:p>term1 → <text:span text:style-name="T14">epsilon</text:span></text:p>
          </table:table-cell>
        </table:table-row>
        <table:table-row table:style-name="ro2">
          <table:table-cell table:number-columns-repeated="13"/>
          <table:table-cell table:style-name="ce12" table:number-columns-repeated="7"/>
        </table:table-row>
        <table:table-row table:style-name="ro2">
          <table:table-cell table:number-columns-repeated="13"/>
          <table:table-cell table:number-columns-repeated="2" table:style-name="ce12" office:value-type="string" calcext:value-type="string">
            <text:p>factor1 → variable1</text:p>
          </table:table-cell>
          <table:table-cell table:style-name="ce15" office:value-type="string" calcext:value-type="string">
            <text:p>factor1 → variable1</text:p>
          </table:table-cell>
          <table:table-cell table:style-name="ce12" office:value-type="string" calcext:value-type="string">
            <text:p>factor1 → variable1</text:p>
          </table:table-cell>
          <table:table-cell table:style-name="ce12"/>
          <table:table-cell table:number-columns-repeated="2" table:style-name="ce12" office:value-type="string" calcext:value-type="string">
            <text:p>factor1 → variable1</text:p>
          </table:table-cell>
        </table:table-row>
        <table:table-row table:style-name="ro2">
          <table:table-cell table:number-columns-repeated="13"/>
          <table:table-cell table:style-name="ce12" table:number-columns-repeated="7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17:35:55.347026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Marathi" svg:font-family="'Lohit Marath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445in"/>
    </style:style>
    <style:style style:name="co3" style:family="table-column">
      <style:table-column-properties fo:break-before="auto" style:column-width="2.3181in"/>
    </style:style>
    <style:style style:name="co4" style:family="table-column">
      <style:table-column-properties fo:break-before="auto" style:column-width="2.2854in"/>
    </style:style>
    <style:style style:name="co5" style:family="table-column">
      <style:table-column-properties fo:break-before="auto" style:column-width="3.9071in"/>
    </style:style>
    <style:style style:name="co6" style:family="table-column">
      <style:table-column-properties fo:break-before="auto" style:column-width="3.4827in"/>
    </style:style>
    <style:style style:name="co7" style:family="table-column">
      <style:table-column-properties fo:break-before="auto" style:column-width="3.602in"/>
    </style:style>
    <style:style style:name="co8" style:family="table-column">
      <style:table-column-properties fo:break-before="auto" style:column-width="3.6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a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="0.74pt solid #000000" style:rotation-align="none"/>
      <style:text-properties fo:color="#00000a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="0.74pt solid #000000"/>
      <style:text-properties style:text-outline="false" style:text-line-through-style="none" style:text-line-through-type="none" style:text-position="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="0.74pt solid #000000" style:rotation-align="non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="0.74pt solid #000000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font-weight="normal" style:font-weight-asian="normal" style:font-weight-complex="normal"/>
    </style:style>
    <style:style style:name="T1" style:family="text">
      <style:text-properties fo:color="#00000a" style:text-outline="fals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a" style:text-outline="false" style:text-position="0% 100%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a" style:text-outline="fals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5" style:family="text">
      <style:text-properties fo:color="#00000a" fo:font-size="11pt" fo:language="none" fo:country="none" fo:font-weight="bold" style:letter-kerning="true" style:font-name-asian="Lohit Marathi" style:font-size-asian="11pt" style:language-asian="none" style:country-asian="none" style:font-weight-asian="bold" style:font-size-complex="11pt" style:font-weight-complex="bold"/>
    </style:style>
    <style:style style:name="T9" style:family="text">
      <style:text-properties fo:color="#00000a" style:font-name="Arial" fo:font-size="11pt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style:font-style-complex="normal" fo:color="#00000a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fo:font-size="11pt"/>
    </style:style>
    <style:style style:name="T11" style:family="text">
      <style:text-properties style:font-style-complex="normal" fo:color="#00000a" style:text-underline-style="none" style:text-underline-color="font-color" fo:font-style="normal" style:text-outline="false" fo:text-shadow="none" style:text-position="0%" style:font-size-asian="11pt" style:font-size-complex="11pt" style:font-style-asian="normal" fo:font-size="11pt" fo:font-weight="normal" style:font-weight-asian="normal" style:font-weight-complex="normal"/>
    </style:style>
    <style:style style:name="T12" style:family="text">
      <style:text-properties fo:color="#00000a" fo:font-size="11pt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13" style:family="text">
      <style:text-properties fo:color="#00000a" fo:font-size="11pt" fo:font-weight="bold" style:letter-kerning="true" fo:country="none" style:country-asian="none" style:font-name-asian="Lohit Marathi" style:font-size-asian="11pt" style:font-size-complex="11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20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row table:style-name="ro1">
          <table:table-cell table:number-columns-repeated="20"/>
          <table:table-cell table:style-name="Default" table:number-columns-repeated="7"/>
        </table:table-row>
        <table:table-row table:style-name="ro2">
          <table:table-cell table:number-columns-repeated="20"/>
          <table:table-cell table:style-name="ce9" office:value-type="string" calcext:value-type="string">
            <text:p>relop</text:p>
          </table:table-cell>
          <table:table-cell table:style-name="ce9" office:value-type="string" calcext:value-type="string">
            <text:p>then</text:p>
          </table:table-cell>
          <table:table-cell table:style-name="ce9" office:value-type="string" calcext:value-type="string">
            <text:p>do</text:p>
          </table:table-cell>
          <table:table-cell table:style-name="ce9" office:value-type="string" calcext:value-type="string">
            <text:p>"+” (plus)</text:p>
          </table:table-cell>
          <table:table-cell table:style-name="ce9" office:value-type="string" calcext:value-type="string">
            <text:p>“-” (minus)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not</text:p>
          </table:table-cell>
        </table:table-row>
        <table:table-row table:style-name="ro2" table:number-rows-repeated="24">
          <table:table-cell table:number-columns-repeated="27"/>
        </table:table-row>
        <table:table-row table:style-name="ro2">
          <table:table-cell table:number-columns-repeated="20"/>
          <table:table-cell table:style-name="ce11" table:number-columns-repeated="7"/>
        </table:table-row>
        <table:table-row table:style-name="ro2">
          <table:table-cell table:number-columns-repeated="20"/>
          <table:table-cell table:style-name="ce12" office:value-type="string" calcext:value-type="string">
            <text:p>variable1 →<text:span text:style-name="T9">epsilon</text:span></text:p>
          </table:table-cell>
          <table:table-cell table:style-name="ce12" office:value-type="string" calcext:value-type="string">
            <text:p>variable1 →<text:span text:style-name="T9">epsilon</text:span></text:p>
          </table:table-cell>
          <table:table-cell table:style-name="ce12" office:value-type="string" calcext:value-type="string">
            <text:p>variable1 →<text:span text:style-name="T9">epsilon</text:span></text:p>
          </table:table-cell>
          <table:table-cell table:style-name="ce11" table:number-columns-repeated="4"/>
        </table:table-row>
        <table:table-row table:style-name="ro2">
          <table:table-cell table:number-columns-repeated="20"/>
          <table:table-cell table:style-name="ce11" table:number-columns-repeated="3"/>
          <table:table-cell table:number-columns-repeated="4" table:style-name="ce14" office:value-type="string" calcext:value-type="string">
            <text:p>expression_list →expression expression_list1</text:p>
          </table:table-cell>
        </table:table-row>
        <table:table-row table:style-name="ro2">
          <table:table-cell table:number-columns-repeated="20"/>
          <table:table-cell table:style-name="ce11" table:number-columns-repeated="7"/>
        </table:table-row>
        <table:table-row table:style-name="ro2">
          <table:table-cell table:number-columns-repeated="20"/>
          <table:table-cell table:style-name="ce11" table:number-columns-repeated="3"/>
          <table:table-cell table:number-columns-repeated="4" table:style-name="ce14" office:value-type="string" calcext:value-type="string">
            <text:p>expression → simple_expression expression1</text:p>
          </table:table-cell>
        </table:table-row>
        <table:table-row table:style-name="ro2">
          <table:table-cell table:number-columns-repeated="20"/>
          <table:table-cell table:style-name="ce13" office:value-type="string" calcext:value-type="string">
            <text:p>expression1 →<text:span text:style-name="T10">relop</text:span><text:span text:style-name="T11">simple_expression</text:span></text:p>
          </table:table-cell>
          <table:table-cell table:style-name="ce13" office:value-type="string" calcext:value-type="string">
            <text:p>expression1 →<text:span text:style-name="T12">epsilon</text:span></text:p>
          </table:table-cell>
          <table:table-cell table:style-name="ce11" office:value-type="string" calcext:value-type="string">
            <text:p>expression1 →<text:span text:style-name="T12">epsilon</text:span></text:p>
          </table:table-cell>
          <table:table-cell table:style-name="ce11" table:number-columns-repeated="4"/>
        </table:table-row>
        <table:table-row table:style-name="ro2">
          <table:table-cell table:number-columns-repeated="20"/>
          <table:table-cell table:style-name="ce11" table:number-columns-repeated="3"/>
          <table:table-cell table:style-name="ce14" office:value-type="string" calcext:value-type="string">
            <text:p>simple_expression → sign term simple_expression1</text:p>
          </table:table-cell>
          <table:table-cell table:style-name="ce11" office:value-type="string" calcext:value-type="string">
            <text:p>simple_expression → sign term simple_expression1</text:p>
          </table:table-cell>
          <table:table-cell table:number-columns-repeated="2" table:style-name="ce14" office:value-type="string" calcext:value-type="string">
            <text:p>simple_expression → term simple_expression1</text:p>
          </table:table-cell>
        </table:table-row>
        <table:table-row table:style-name="ro2">
          <table:table-cell table:number-columns-repeated="20"/>
          <table:table-cell table:style-name="ce13" office:value-type="string" calcext:value-type="string">
            <text:p>simple_expression1 →<text:span text:style-name="T12">epsilon</text:span></text:p>
          </table:table-cell>
          <table:table-cell table:style-name="ce11" office:value-type="string" calcext:value-type="string">
            <text:p>simple_expression1 →<text:span text:style-name="T12">epsilon</text:span></text:p>
          </table:table-cell>
          <table:table-cell table:style-name="ce11" office:value-type="string" calcext:value-type="string">
            <text:p>simple_expression1 →<text:span text:style-name="T12">epsilon</text:span></text:p>
          </table:table-cell>
          <table:table-cell table:style-name="ce11" table:number-columns-repeated="4"/>
        </table:table-row>
        <table:table-row table:style-name="ro2">
          <table:table-cell table:number-columns-repeated="20"/>
          <table:table-cell table:style-name="ce11" table:number-columns-repeated="5"/>
          <table:table-cell table:number-columns-repeated="2" table:style-name="ce14" office:value-type="string" calcext:value-type="string">
            <text:p>term → factor term1</text:p>
          </table:table-cell>
        </table:table-row>
        <table:table-row table:style-name="ro2">
          <table:table-cell table:number-columns-repeated="20"/>
          <table:table-cell table:style-name="ce11" office:value-type="string" calcext:value-type="string">
            <text:p>term1 → <text:span text:style-name="T12">epsilon</text:span></text:p>
          </table:table-cell>
          <table:table-cell table:style-name="ce11" office:value-type="string" calcext:value-type="string">
            <text:p>term1 → <text:span text:style-name="T12">epsilon</text:span></text:p>
          </table:table-cell>
          <table:table-cell table:style-name="ce11" office:value-type="string" calcext:value-type="string">
            <text:p>term1 → <text:span text:style-name="T12">epsilon</text:span></text:p>
          </table:table-cell>
          <table:table-cell table:style-name="ce11" table:number-columns-repeated="4"/>
        </table:table-row>
        <table:table-row table:style-name="ro2">
          <table:table-cell table:number-columns-repeated="20"/>
          <table:table-cell table:style-name="ce11" table:number-columns-repeated="5"/>
          <table:table-cell table:style-name="ce16" office:value-type="string" calcext:value-type="string">
            <text:p>Factor → <text:span text:style-name="T6">num</text:span></text:p>
          </table:table-cell>
          <table:table-cell table:style-name="ce11" office:value-type="string" calcext:value-type="string">
            <text:p>Factor → <text:span text:style-name="T6">not </text:span><text:span text:style-name="T7">factor</text:span></text:p>
          </table:table-cell>
        </table:table-row>
        <table:table-row table:style-name="ro2">
          <table:table-cell table:number-columns-repeated="20"/>
          <table:table-cell table:number-columns-repeated="3" table:style-name="ce11" office:value-type="string" calcext:value-type="string">
            <text:p>factor1 → variable1</text:p>
          </table:table-cell>
          <table:table-cell table:style-name="ce11" table:number-columns-repeated="4"/>
        </table:table-row>
        <table:table-row table:style-name="ro2">
          <table:table-cell table:number-columns-repeated="20"/>
          <table:table-cell table:style-name="ce11" table:number-columns-repeated="3"/>
          <table:table-cell table:style-name="ce15" office:value-type="string" calcext:value-type="string">
            <text:p>sign → <text:span text:style-name="T13">+</text:span></text:p>
          </table:table-cell>
          <table:table-cell table:style-name="ce15" office:value-type="string" calcext:value-type="string">
            <text:p>Sign → <text:span text:style-name="T13">-</text:span></text:p>
          </table:table-cell>
          <table:table-cell table:style-name="ce11" table:number-columns-repeated="2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ohit Marathi" svg:font-family="'Lohit Marath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17:36:50.509065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